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apple-system" svg:font-family="apple-system, BlinkMacSystemFont, 'Segoe UI', Roboto, Oxygen-Sans, Ubuntu, Cantarell, 'Helvetica Neue', sans-serif"/>
  </office:font-face-decls>
  <office:automatic-styles>
    <style:style style:name="Table1" style:family="table">
      <style:table-properties style:width="4.8125in" fo:margin-left="-0.0417in" fo:margin-top="0in" fo:margin-bottom="0in" table:align="left"/>
    </style:style>
    <style:style style:name="Table1.A" style:family="table-column">
      <style:table-column-properties style:column-width="0.7493in"/>
    </style:style>
    <style:style style:name="Table1.B" style:family="table-column">
      <style:table-column-properties style:column-width="4.0625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style:paragraph-properties fo:margin-left="0in" fo:margin-right="0in" fo:orphans="2" fo:widows="2" fo:text-indent="0in" style:auto-text-indent="false"/>
      <style:text-properties officeooo:rsid="0019a978" officeooo:paragraph-rsid="001a63e3"/>
    </style:style>
    <style:style style:name="P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bd6b0" officeooo:paragraph-rsid="0019a978"/>
    </style:style>
    <style:style style:name="P6"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7" style:family="paragraph" style:parent-style-name="Standard">
      <style:paragraph-properties fo:margin-left="0in" fo:margin-right="0in" fo:orphans="2" fo:widows="2" fo:text-indent="0in" style:auto-text-indent="false"/>
      <style:text-properties officeooo:paragraph-rsid="0019a978"/>
    </style:style>
    <style:style style:name="P8" style:family="paragraph" style:parent-style-name="Standard">
      <style:paragraph-properties fo:margin-left="0in" fo:margin-right="0in" fo:orphans="2" fo:widows="2" fo:text-indent="0in" style:auto-text-indent="false"/>
      <style:text-properties officeooo:paragraph-rsid="0028908a"/>
    </style:style>
    <style:style style:name="P9" style:family="paragraph" style:parent-style-name="Text_20_body">
      <style:text-properties officeooo:rsid="001a63e3" officeooo:paragraph-rsid="001a63e3"/>
    </style:style>
    <style:style style:name="P10" style:family="paragraph" style:parent-style-name="Title">
      <style:text-properties officeooo:paragraph-rsid="0026b8a9"/>
    </style:style>
    <style:style style:name="P11" style:family="paragraph" style:parent-style-name="Heading_20_2">
      <style:text-properties officeooo:paragraph-rsid="001a63e3"/>
    </style:style>
    <style:style style:name="P1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rsid="0026b8a9" officeooo:paragraph-rsid="0019a978" style:font-size-asian="13pt" style:font-size-complex="13pt"/>
    </style:style>
    <style:style style:name="P1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28908a" style:font-size-asian="13pt" style:font-size-complex="13pt"/>
    </style:style>
    <style:style style:name="P1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bd6b0" officeooo:paragraph-rsid="0019a978"/>
    </style:style>
    <style:style style:name="P15" style:family="paragraph" style:parent-style-name="Standard">
      <style:paragraph-properties fo:margin-left="0in" fo:margin-right="0in" fo:orphans="2" fo:widows="2" fo:text-indent="0in" style:auto-text-indent="false"/>
      <style:text-properties officeooo:paragraph-rsid="0019a978"/>
    </style:style>
    <style:style style:name="P16" style:family="paragraph" style:parent-style-name="Standard">
      <style:paragraph-properties fo:text-align="end" style:justify-single-word="false">
        <style:tab-stops/>
      </style:paragraph-properties>
    </style:style>
    <style:style style:name="P17" style:family="paragraph" style:parent-style-name="Standard">
      <style:paragraph-properties fo:text-align="start" style:justify-single-word="false">
        <style:tab-stops/>
      </style:paragraph-properties>
    </style:style>
    <style:style style:name="T1" style:family="text">
      <style:text-properties style:text-outline="false" style:text-line-through-style="none" style:text-line-through-type="none" style:font-name="Liberation Sans" fo:font-size="28pt" fo:font-style="normal" fo:text-shadow="none" style:text-underline-style="none" fo:font-weight="normal" style:font-size-asian="28pt" style:font-style-asian="normal" style:font-weight-asian="normal" style:font-size-complex="28pt" style:text-emphasize="none"/>
    </style:style>
    <style:style style:name="T2" style:family="text">
      <style:text-properties style:text-outline="false" style:text-line-through-style="none" style:text-line-through-type="none" style:font-name="Liberation Sans" fo:font-size="28pt" fo:font-style="normal" fo:text-shadow="none" style:text-underline-style="none" fo:font-weight="normal" officeooo:rsid="0028908a" style:font-size-asian="28pt" style:font-style-asian="normal" style:font-weight-asian="normal" style:font-size-complex="28pt" style:text-emphasize="none"/>
    </style:style>
    <style:style style:name="T3" style:family="text">
      <style:text-properties fo:font-variant="normal" fo:text-transform="none" fo:color="#0f0f0f" loext:opacity="100%" style:font-name="Roboto" fo:font-size="10.5pt" fo:letter-spacing="normal" fo:font-style="normal" fo:font-weight="normal"/>
    </style:style>
    <style:style style:name="T4" style:family="text">
      <style:text-properties fo:font-variant="normal" fo:text-transform="none" fo:color="#0f0f0f" loext:opacity="100%" style:font-name="Roboto" fo:font-size="10.5pt" fo:letter-spacing="normal" fo:font-style="normal" fo:font-weight="normal" officeooo:rsid="0028908a"/>
    </style:style>
    <style:style style:name="T5" style:family="text">
      <style:text-properties fo:font-variant="normal" fo:text-transform="none" fo:color="#0f0f0f" loext:opacity="100%" style:font-name="Roboto" fo:font-size="13pt" fo:letter-spacing="normal" fo:font-style="normal" fo:font-weight="normal" officeooo:rsid="0028908a" style:font-size-asian="13pt" style:font-size-complex="13pt"/>
    </style:style>
    <style:style style:name="T6" style:family="text">
      <style:text-properties fo:font-variant="normal" fo:text-transform="none" fo:color="#0f0f0f" loext:opacity="100%" style:font-name="Roboto" fo:font-size="13pt" fo:letter-spacing="normal" fo:font-style="normal" fo:font-weight="normal" officeooo:rsid="0019a978" style:font-size-asian="13pt" style:font-size-complex="13pt"/>
    </style:style>
    <style:style style:name="T7" style:family="text">
      <style:text-properties fo:font-variant="normal" fo:text-transform="none" fo:color="#0061a9" loext:opacity="100%" style:font-name="apple-system" fo:font-size="12pt" fo:letter-spacing="normal" fo:font-style="normal" style:text-underline-style="solid" style:text-underline-width="auto" style:text-underline-color="font-color" fo:font-weight="normal" officeooo:rsid="0019a978" fo:background-color="#fcfcfc" loext:char-shading-value="0" loext:padding="0in" loext:border="none"/>
    </style:style>
    <style:style style:name="T8" style:family="text">
      <style:text-properties officeooo:rsid="001a63e3"/>
    </style:style>
    <style:style style:name="T9" style:family="text">
      <style:text-properties officeooo:rsid="0026b8a9"/>
    </style:style>
    <style:style style:name="T10" style:family="text">
      <style:text-properties officeooo:rsid="0029bf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ActInf GuestStream #019 (2022) ~ Marco Facc</text:span><text:span text:style-name="T2">h</text:span><text:span text:style-name="T1">in, “Extended Predictive Minds”</text:span></text:p>
      <text:p text:style-name="P12"/>
      <text:p text:style-name="P8"><text:span text:style-name="T5">D</text:span><text:span text:style-name="T6">iscussion </text:span><text:span text:style-name="T5">with the author of</text:span><text:span text:style-name="T6"> the 2021 paper by </text:span><text:a xlink:type="simple" xlink:href="https://link.springer.com/article/10.1007/s13164-021-00607-9#auth-Marco-Facchin" text:style-name="Internet_20_link" text:visited-style-name="Visited_20_Internet_20_Link"><text:span text:style-name="T7">Marco Facchin</text:span></text:a><text:span text:style-name="T6">, “Extended Predictive Minds: do Markov Blankets Matter?”</text:span></text:p>
      <text:p text:style-name="P13"/>
      <text:p text:style-name="P6"><text:a xlink:type="simple" xlink:href="https://link.springer.com/article/10.1007/s13164-021-00607-9" text:style-name="Internet_20_link" text:visited-style-name="Visited_20_Internet_20_Link">https://link.springer.com/article/10.1007/s13164-021-00607-9</text:a></text:p>
      <text:p text:style-name="P6"/>
      <text:p text:style-name="P6"/>
      <text:p text:style-name="Subtitle">Presented by Active Inference Institute in 2022</text:p>
      <text:p text:style-name="P2"/>
      <text:h text:style-name="Heading_20_1" text:outline-level="1"><text:span text:style-name="T8">Session </text:span>0<text:span text:style-name="T9">1</text:span><text:span text:style-name="T10">9</text:span><text:span text:style-name="T9">.1,</text:span> <text:span text:style-name="T9">Jan</text:span><text:span text:style-name="T8">uary 10, 2022</text:span></text:h>
      <text:p text:style-name="P9"><text:a xlink:type="simple" xlink:href="https://www.youtube.com/watch?v=e_JGrt4jbhE" text:style-name="Internet_20_link" text:visited-style-name="Visited_20_Internet_20_Link">https://www.youtube.com/watch?v=e_JGrt4jbhE</text:a></text:p>
      <text:p text:style-name="P9"/>
      <text:h text:style-name="P11" text:outline-level="2"><text:span text:style-name="T8">SESSION </text:span>SPEAKERS</text:h>
      <text:p text:style-name="P1"><text:span text:style-name="T3">Marco Facchin, </text:span><text:span text:style-name="T4">Daniel Friedman</text:span></text:p>
      <text:p text:style-name="P4"/>
      <text:p text:style-name="P3"/>
      <text:h text:style-name="Heading_20_2" text:outline-level="2">CONTENTS</text:h>
      <text:p text:style-name="P7"/>
      <table:table table:name="Table1" table:style-name="Table1">
        <table:table-column table:style-name="Table1.A"/>
        <table:table-column table:style-name="Table1.B"/>
        <table:table-row table:style-name="Table1.1">
          <table:table-cell table:style-name="Table1.A1" office:value-type="string">
            <text:p text:style-name="P16">00:06</text:p>
          </table:table-cell>
          <table:table-cell table:style-name="Table1.A1" office:value-type="string">
            <text:p text:style-name="P17">Actinf Lab Gueststream</text:p>
          </table:table-cell>
        </table:table-row>
        <table:table-row table:style-name="Table1.1">
          <table:table-cell table:style-name="Table1.A1" office:value-type="string">
            <text:p text:style-name="P16">00:45</text:p>
          </table:table-cell>
          <table:table-cell table:style-name="Table1.A1" office:value-type="string">
            <text:p text:style-name="P17">An Introduction to the Active Inference Debate</text:p>
          </table:table-cell>
        </table:table-row>
        <table:table-row table:style-name="Table1.1">
          <table:table-cell table:style-name="Table1.A1" office:value-type="string">
            <text:p text:style-name="P16">02:05</text:p>
          </table:table-cell>
          <table:table-cell table:style-name="Table1.A1" office:value-type="string">
            <text:p text:style-name="P17">Exploring Extended Cognitive Processes</text:p>
          </table:table-cell>
        </table:table-row>
        <table:table-row table:style-name="Table1.1">
          <table:table-cell table:style-name="Table1.A1" office:value-type="string">
            <text:p text:style-name="P16">06:00</text:p>
          </table:table-cell>
          <table:table-cell table:style-name="Table1.A1" office:value-type="string">
            <text:p text:style-name="P17">Markov Blankets and the Extended Mind</text:p>
          </table:table-cell>
        </table:table-row>
        <table:table-row table:style-name="Table1.1">
          <table:table-cell table:style-name="Table1.A1" office:value-type="string">
            <text:p text:style-name="P16">19:33</text:p>
          </table:table-cell>
          <table:table-cell table:style-name="Table1.A1" office:value-type="string">
            <text:p text:style-name="P17">What is cognition in humans?</text:p>
          </table:table-cell>
        </table:table-row>
        <table:table-row table:style-name="Table1.1">
          <table:table-cell table:style-name="Table1.A1" office:value-type="string">
            <text:p text:style-name="P16">22:55</text:p>
          </table:table-cell>
          <table:table-cell table:style-name="Table1.A1" office:value-type="string">
            <text:p text:style-name="P17">Cognitive Science: The Need for Pluralism</text:p>
          </table:table-cell>
        </table:table-row>
        <table:table-row table:style-name="Table1.1">
          <table:table-cell table:style-name="Table1.A1" office:value-type="string">
            <text:p text:style-name="P16">28:15</text:p>
          </table:table-cell>
          <table:table-cell table:style-name="Table1.A1" office:value-type="string">
            <text:p text:style-name="P17">Beyond the Boundaries of the Mind</text:p>
          </table:table-cell>
        </table:table-row>
        <table:table-row table:style-name="Table1.1">
          <table:table-cell table:style-name="Table1.A1" office:value-type="string">
            <text:p text:style-name="P16">36:13</text:p>
          </table:table-cell>
          <table:table-cell table:style-name="Table1.A1" office:value-type="string">
            <text:p text:style-name="P17">Markov Blankets and Vehicle Externalism</text:p>
          </table:table-cell>
        </table:table-row>
        <table:table-row table:style-name="Table1.1">
          <table:table-cell table:style-name="Table1.A1" office:value-type="string">
            <text:p text:style-name="P16">44:40</text:p>
          </table:table-cell>
          <table:table-cell table:style-name="Table1.A1" office:value-type="string">
            <text:p text:style-name="P17">The GDDC privilege of the mind</text:p>
          </table:table-cell>
        </table:table-row>
        <table:table-row table:style-name="Table1.1">
          <table:table-cell table:style-name="Table1.A1" office:value-type="string">
            <text:p text:style-name="P16">47:54</text:p>
          </table:table-cell>
          <table:table-cell table:style-name="Table1.A1" office:value-type="string">
            <text:p text:style-name="P17">Interdisciplinary Computationalism and Extended Cognition</text:p>
          </table:table-cell>
        </table:table-row>
        <table:table-row table:style-name="Table1.1">
          <table:table-cell table:style-name="Table1.A1" office:value-type="string">
            <text:p text:style-name="P16">54:01</text:p>
          </table:table-cell>
          <table:table-cell table:style-name="Table1.A1" office:value-type="string">
            <text:p text:style-name="P17">Free Energy Principle and the Boundaries of the Mind</text:p>
          </table:table-cell>
        </table:table-row>
        <table:table-row table:style-name="Table1.1">
          <table:table-cell table:style-name="Table1.A1" office:value-type="string">
            <text:p text:style-name="P16">57:56</text:p>
          </table:table-cell>
          <table:table-cell table:style-name="Table1.A1" office:value-type="string">
            <text:p text:style-name="P17">Cognitive Realism vs Propositionalism</text:p>
          </table:table-cell>
        </table:table-row>
        <table:table-row table:style-name="Table1.1">
          <table:table-cell table:style-name="Table1.A1" office:value-type="string">
            <text:p text:style-name="P16">1:09:15</text:p>
          </table:table-cell>
          <table:table-cell table:style-name="Table1.A1" office:value-type="string">
            <text:p text:style-name="P17">Let's Build a New Mind</text:p>
          </table:table-cell>
        </table:table-row>
        <text:soft-page-break/>
        <table:table-row table:style-name="Table1.1">
          <table:table-cell table:style-name="Table1.A1" office:value-type="string">
            <text:p text:style-name="P16">1:17:59</text:p>
          </table:table-cell>
          <table:table-cell table:style-name="Table1.A1" office:value-type="string">
            <text:p text:style-name="P17">Inference and the Gloom</text:p>
          </table:table-cell>
        </table:table-row>
        <table:table-row table:style-name="Table1.1">
          <table:table-cell table:style-name="Table1.A1" office:value-type="string">
            <text:p text:style-name="P16">1:23:11</text:p>
          </table:table-cell>
          <table:table-cell table:style-name="Table1.A1" office:value-type="string">
            <text:p text:style-name="P17">A guest stream at D</text:p>
          </table:table-cell>
        </table:table-row>
      </table:table>
      <text:p text:style-name="Standard"/>
      <text:p text:style-name="P7"/>
      <text:h text:style-name="Heading_20_2" text:outline-level="2">TRANSCRIPT</text:h>
      <text:p text:style-name="P5"/>
      <text:p text:style-name="P5">00:06 Daniel:</text:p>
      <text:p text:style-name="P5">Hello everyone. Welcome to act in ActInf Lab GuestStream number 19.1. It's Marco 25 2022. And we are here with Marco Facchin and we are going to be discussing the recent paper "Extended Predictive Minds: do Markov Blankets Matter?" So if you're watching live, please feel free to put comments or questions in the live chat and hopefully we can address them.</text:p>
      <text:p text:style-name="P5">And Marco, really appreciate you joining. Looking forward to hearing about this paper and your lines of research. So would be awesome to hear an interoception and take it away.</text:p>
      <text:p text:style-name="P5"/>
      <text:p text:style-name="P5">00:45 Marco:</text:p>
      <text:p text:style-name="P5">Okay. Hi everyone.</text:p>
      <text:p text:style-name="P5">So I'm Marco Facchin. I actually am a PhD candidate in Italy. And paper basically is an attempt to understand what was going on in the active inference literature with the externalism internalism debate from a philosophical perspective. So I studied philosophy for the most part, I'm not super mathematical Seville and I have basically backgrounded embodied at the standard technician.</text:p>
      <text:p text:style-name="P5">And I stumbled upon the papers by who you Ramstead another. And I wanted to understand what was going on with the markup blanket talk and so I wrote a paper about it to understand what was going on and to try to suggest that maybe that much emphasis on Markov Blancat is a bit misplaced. And yes, that's it for a general introduction for the paper, I think.</text:p>
      <text:p text:style-name="P5">01:48 And then I'm here for any question or any doubt.</text:p>
      <text:p text:style-name="P5"/>
      <text:p text:style-name="P5">01:57 Daniel:</text:p>
      <text:p text:style-name="P5">Okay, cool. So maybe I'll just ask some questions and we'll just see where it goes. For somebody who was unfamiliar with extended cognitive processes or the state of the art maybe outside of active inference, just what is this area? How are people looking at it outside of the active inference FEP angle and what is the contemporary state of that area?</text:p>
      <text:p text:style-name="P5"/>
      <text:p text:style-name="P5">02:26 Marco:</text:p>
      <text:p text:style-name="P5">Okay, so the extended cognition stuff, say officially is something that thrown out of paper by Clark and Chalmers in the early 2000s basically.</text:p>
      <text:p text:style-name="P5">And their original idea was, as I understand it at least this, that sometimes ant least you interact with the environment in a way such that part of cognition happens in the environment itself. So my goto example is using pen and paper to do mask. When you use pen and paper to do mask, you write down partial results and that group of paper is working as a piece of your walking memory. It's just that it is not inside your brain, is around you on your desk or whenever you are doing that. And so that was basically the original idea.</text:p>
      <text:p text:style-name="P5">And from that there has been a reach collaboration with people like Richard Menari suggesting that actually DTT we should think of extended cognitive processes as processes that transform our cognitive capacities is not just more stuff, more memory, more symbols, but new stuff, new capacities, new symbols, new cognitive processes that take place in the interactions in between the subject and the environment.</text:p>
      <text:p text:style-name="P5">03:59 So we have that line of research and then you have a more, say, an active line of research that tends to stress the DTD idea that basically all cognitive studies place in the world interacting with affordance or interacting with your surrounding environment. But I'm not super expert on that line of research. On the extended mine are a bit more conversation. So the punchline would be this that sometimes stuff in the external world really is in the most literal sense possible a clock of the machinery that does your thinking.</text:p>
      <text:p text:style-name="P5">That is the clearest and most forceful way in which I'm able to put the idea of the extended Monod. And of course sorry, once you have this idea on the table the question is okay, where does it stop?</text:p>
      <text:p text:style-name="P5"><text:soft-page-break/>05:01 Pen and paper is in but I don't know. Are our cell phones in our books in here at my left you might not be able to see it but there is a big library with a lot of books I read. Are all those books part of my memory?</text:p>
      <text:p text:style-name="P5">Probably not, but you need some sort of boundary and that's the Bull mark of black, of course. So.</text:p>
      <text:p text:style-name="P5"/>
      <text:p text:style-name="P5">05:31 Daniel:</text:p>
      <text:p text:style-name="P5">I like this how you said it was like a cog and it's kind of like cognition. So it's right there in word even though that's a little bit of a word play. And also very interesting about the more is different. Like we're not just augmenting the computer with a bigger hard drive or more ram. It truly can be different.</text:p>
      <text:p text:style-name="P5">And so I think maybe we could return to this idea of like what is the space of the adjacent possible for cognitive systems especially if they compose in these nonlinear ways. But could you maybe walk us through some of the pieces of the paper? Like what brought you to the introduction? What brought you to writing this paper on Markov blankets and then what did you sort of weave together in the introduction? How did you clash him in the middle and then where did you leave us at the end?</text:p>
      <text:p text:style-name="P5"/>
      <text:p text:style-name="P5">06:22 Marco:</text:p>
      <text:p text:style-name="P5">So did the walkthrough to the paper is something not super sure I'll be able to do satisfactory ant least. So first step was to what motivated me was to try and figure out what was going on between Andy Clark, Jakob Hohwy Ramstead and Marco Blunt, of course. And what I wanted to argue basically was something like this that even if you set aside DDD works by Yellow Berenaberg and others or Azarian gillets that tend to give you this sort of message. Like we have a perfectly fine mathematical concept of Markup blankets and then a strange concept of Friston blanket that is a big mathematical and a bit biological and we are not really sure what it is. Even if you leave this sort of errors aside.</text:p>
      <text:p text:style-name="P5">07:22 What I wanted to say is that the way in which markup blancas are used when it comes to discussing the extended mind stuff is very limited to a specific implication. But for the extended mind the usage of markup blancas is not really useful, does nothing of particular value and tends to give a big headache to the people that are not Hinton active inference. So I would recommend not using them. The main argument, I think there is no main argument tackle. I have three arguments that are well.</text:p>
      <text:p text:style-name="P5"/>
      <text:p text:style-name="P5">08:12 Daniel:</text:p>
      <text:p text:style-name="P5">First.</text:p>
      <text:p text:style-name="P5"/>
      <text:p text:style-name="P5">08:14 Marco:</text:p>
      <text:p text:style-name="P5">In order to find a markup blanket, it seems that you must already know what is inside.</text:p>
      <text:p text:style-name="P5">If you think about a graph, there is no way in which I can give you a graph and just ask you, okay, please show me where is the marker blanket in there? I need to tell you about which node I'm interested in. Right. So you must already know what is inside. And when it comes to DD, Monod cognitive machinery, knowing what is inside is knowing which are the cups which will presumably include the big brain plus maybe stuff in the environment, pen and paper and whatever.</text:p>
      <text:p text:style-name="P5">And if you already know that, which you must already know in order to find the Helene Haker blanket, that intuitively. You already know whether the mind extends or not.</text:p>
      <text:p text:style-name="P5">09:15 And if you already know whether demand extends or not, you know whether Dean extends or not. There is no new pieces, no new piece of information to be gained by thinking about whether mind extend or not. In terms of Markov blanket, that is the deferred argument.</text:p>
      <text:p text:style-name="P5">The second one, which is a bit.</text:p>
      <text:p text:style-name="P5"/>
      <text:p text:style-name="P5">09:34 Daniel:</text:p>
      <text:p text:style-name="P5">Messy COVID I just pause there and make a comment on the first one. Just okay, awesome. So though the Markov blanket, if only it were like the blankets on our bed and you could pick it up and it was a blanket, whether it was inside the box or around the box or whatever, that's not really how they are defined. It's really like a copartitioning of internal and external states with respect to a blanket, or a blanket with respect to some other internal and external states.</text:p>
      <text:p text:style-name="P5">So the blanket states are the ones that make two other sets of states internally external, conditionally, independent. And so it's not that a node can be even in a purely statistical sense. So without getting into the whole what do they physically map onto a given node is not like a blanket state or an internal state. It's a blanket state with respect to some other states because it's part of this partitioning that's constantiated at <text:soft-page-break/>the same moment. So it's an excellent point where if you know what your system of interests internal states are, then you can talk about what states blanket them with respect to some other states.</text:p>
      <text:p text:style-name="P5">10:42 But if the question is about the extended mind and what are the internal states of minds, then there's kind of this Dutch 22 cat in the hat scenario where if you knew where to even focus, you would have already sort of addressed the question up front just to sort of unpack that and connect to some of the other ways we've talked about it.</text:p>
      <text:p text:style-name="P5"/>
      <text:p text:style-name="P5">11:07 Marco:</text:p>
      <text:p text:style-name="P5">Yeah, that's a Monod unpacking.</text:p>
      <text:p text:style-name="P5">The key word you said and that I forgot to say is the system you're interested in why I wanted to focus on this right now because the extended mind stuff is supposed to be hyper heuristic the idea is not that, I mean we can treat pen and paper as if they were a form of external memory. That is something you can do. But it's not the claim that interests me clark Manare the claim is that it interests me Clark Tamari is that pen and paper really are with the capital of R, really are a piece of memory in the externalism world. Right? They are memory in the same sense in which parts of your neural activation or memory system are memory.</text:p>
      <text:p text:style-name="P5">12:16 That is the irrelevant claim. So there is nothing observer independent or interest dependence is really a hard core metaphysics about how the word actually is independently about what you know about it. So that's the point that I should probably have made sooner.</text:p>
      <text:p text:style-name="P5"/>
      <text:p text:style-name="P5">12:39 Daniel:</text:p>
      <text:p text:style-name="P5">Well you made it in the paper with the dimension of identification runs from target variables to Markov blankets not the other way around.</text:p>
      <text:p text:style-name="P5"/>
      <text:p text:style-name="P5">12:48 Marco:</text:p>
      <text:p text:style-name="P5">Yeah great.</text:p>
      <text:p text:style-name="P5">So that's the first argument. The second one is very muddy and also very dependent on how the leaders are on the extended Ines and mark of blanket develop. But the point is basically this that from the very beginning that would be probably who is 2016 paper desultivancing brain the message look there are many possible blankets and we have somehow to choose one. That sort of message got through the detail and the way in which Yakui and others tried to single out the super special blankets. Among the many possible was to look at selfadvidencing in the long run about keeping yourself close to your set point in the long run.</text:p>
      <text:p text:style-name="P5">13:55 And their idea, as I understood it, was to say that while the machinery of the Monod is identical to the machinery that keeps yourself near your set point in the long run. And that sounds persuasive from a free energy principle perspective, but it's not super persuasive if you are not very into the free energy principle because there is a lot of stuff that keep us alive and kicking in the long run. Our liver, our guts, our kidneys and prima action. None of those organs does thinking in an intelligible sense. And so the war here that probably is never actually stated in the paper is that we're confusing cognition in some Brea and fuzzy sense with staying alive.</text:p>
      <text:p text:style-name="P5">14:56 I mean I have nothing against the claim that living things tend to colonize or tend to behave intelligently. Plants do behave intelligently even if very slowly cells behave intelligently but I'm not so sure about equating the two and that would be probably my second point.</text:p>
      <text:p text:style-name="P5"/>
      <text:p text:style-name="P5">15:23 Daniel:</text:p>
      <text:p text:style-name="P5">Okay let's stay on this because that's also a great point. So if not one and the same as staying alive what other perspectives on cognition might therapy like what is thinking other than staying alive? Or what is it that, for example, the neurons and the glia are doing that the cartilage in the knee is not doing well?</text:p>
      <text:p text:style-name="P5"/>
      <text:p text:style-name="P5">15:49 Marco:</text:p>
      <text:p text:style-name="P5">Prematched processing information would be a distant answer if you take DNA or at least sensor information. So that's the question I'm struggling with right now. And my two sense would be this that we have a big problem not because we don't have a definition of cognition, but because we have too many definition of cognition. We have too many research programs telling us what cognition is. So you have DDD, classic cognitive science.</text:p>
      <text:p text:style-name="P5">What is cognition? Well, symbol manipulation. Then you go with the connection is what is cognition? Well, vector transformation, subsymbolic computation. Then you have the enactivism what is technician sense <text:soft-page-break/>making, autonomy, the geopolitical psychologists, what is technician while interacting skillfully with affordance and so on and so force.</text:p>
      <text:p text:style-name="P5">16:56 And my big problem is that no one here is clearly wrong. No one is obviously dead wrong. And that thing clearly cannot be the cognition. And so what I think I would suggest is a sort of pluralism about cognition. Cognition is not a single thing.</text:p>
      <text:p text:style-name="P5">It's not like dancing. What is dancing about? Moving your arms? Yes, sometimes. But sometimes dancing might even be steam.</text:p>
      <text:p text:style-name="P5">Still in a certain piece of art, there might be some regimenting stained steel as a part of dancing. That would be the analogy. So something that gets done in a variety of ways, none of which, in a fact, seems to apply to kidneys, livers, cloaks and that sort of thing.</text:p>
      <text:p text:style-name="P5"/>
      <text:p text:style-name="P5">17:53 Daniel:</text:p>
      <text:p text:style-name="P5">If I can layer if I have one more sort of and or there's the experience and the phenomenology of us as ourselves and as people and then there's sort of the behaviorism or at the very least animal behavior sciences or just behavioral studies in general, which is like from the outside looking at a system. And so there's this gap between us doing the thinking about cognition and the experience of that thinking about cognition and then the question about recognizing cognition in other people, in children, in nonhumans, et cetera.</text:p>
      <text:p text:style-name="P5">And so you lay out like there's the symbol, the subsymbolic inactive. And then no one disagrees. No one is saying that bacteria make bad decisions on the whole, they're here, aren't they? And no one saying like a tree doesn't have a metabolic coupling with a fungus and no one's saying that the fungus doesn't diffuse signals.</text:p>
      <text:p text:style-name="P5">18:55 But then the aspects of these systems that people focus their regime of attention on and where they choose to start their talks and what they decide to talk about and what experiments they design that frames the discussion about cognition.</text:p>
      <text:p text:style-name="P5"/>
      <text:p text:style-name="P5">19:15 Marco:</text:p>
      <text:p text:style-name="P5">That'S a wonderful way to put it. And I'm a bit sad because the paper about cognition has already been submitted. If I hadn't submitted it already, I would have stolen the framing part because it's wonderfully said. That said, so there are two things I'd like to say about that. So the first one is no one really disagrees.</text:p>
      <text:p text:style-name="P5">I'm not sure. I think that there is some general agreement. So the hardcore ecological psychologist I believe and feel free to correct me if there are any ecological psychologists really think that cognition is interacting with a forest is full stop and that there is no simple symbol manipulation going on in the background. And the classic cognitive I think really think that cognition justice manipulating symbols in the background.</text:p>
      <text:p text:style-name="P5">20:19 So there are genuine disagreements.</text:p>
      <text:p text:style-name="P5">What I'm not so sure about is whether those disagreements are solvable in the sense that you can provide a master argument or even master experiments from which you can just read off oh, biological psychologist was wrong all along, classic cognitive was right. I think that the best we can do is accept some form of plurality about what cognition is. And perhaps but I'm not super sure we might have to accept that there may be things that are neither cognitive, neither determinately, not cognitive. I mean plants do behave, do cook with their environment well and not entirely comfortable about saying that they are cognizors in the exact same sense in which I am a cognizer.</text:p>
      <text:p text:style-name="P5">21:29 Maybe it's just because their behavior is very flow compared to mine.</text:p>
      <text:p text:style-name="P5">Maybe it's because I have certain culture prejudices which I mean they exist and calling something recognizer is influence by your prejudices. If you go back to the early analytic philosopher pretty much no one quotes animals think and now it's unbelievable that someone for someone to have that position too. So there is that but it's not super field out. But the big message would probably be this put simple there might be something of a grey area between thinking with symbols truly cognitive and being rock really not cognitive. It's sort of deep gray area in which you have intelligence coping with the environment, coping with the environment well adaptability, flexibility but still not be really sure about whether there is some cognition with the capital C going on in there.</text:p>
      <text:p text:style-name="P5">22:43 And that's the first thing. Then you also mentioned poly about consciousness. I'm very scared about that stuff.</text:p>
      <text:p text:style-name="P5"/>
      <text:p text:style-name="P5">22:55 Daniel:</text:p>
      <text:p text:style-name="P5"><text:soft-page-break/>Okay, so another interesting piece as evidenced by the think about what they say carefully don't want to say that it's a lane we could veer off into but that is a more purely philosophical discussion. Whereas neurobehavioral studies and cognitive science frames itself as science and in science usually we think about like unique explanations, predictions, the ability to design and control and perturb systems. So is this science, what kind of science, what are we looking for here in a cognitive model and how do we resolve or accommodate this tension between like unique exploration and predictions which is the bedrock of one type of science? With the call for pluralism that you just made.</text:p>
      <text:p text:style-name="P5"/>
      <text:p text:style-name="P5">24:01 Marco:</text:p>
      <text:p text:style-name="P5">I think that the answer here is do not in the sense that the call for pluralism is not a very not a call. Cognitive science is splintered. You have everyone doing its own thing in its own lab. There is conversation in the sense that, I mean, various research groups are not entirely isolated. It's not the case that people working on neural neurons know nothing about connectionism or classical computationalism or whatever.</text:p>
      <text:p text:style-name="P5">There is some communication. But on the face of it, what I say as a philosopher looking at science is a splintering of DDD cognitive science enterprise in a variety of groups, each with its own peculiar research tradition.</text:p>
      <text:p text:style-name="P5">25:07 And I think that that is basically fine. If no one has a strong Coda or a strong argument or a strong model that does what Newton did for physics and unifies everything under a single banner, plurality is fine.</text:p>
      <text:p text:style-name="P5">So there is no call. It's more something like well, that's reality, let's write a light.</text:p>
      <text:p text:style-name="P5"/>
      <text:p text:style-name="P5">25:38 Daniel:</text:p>
      <text:p text:style-name="P5">I'm on board with that. But with this banner, what shape would it be or how would we.</text:p>
      <text:p text:style-name="P5"/>
      <text:p text:style-name="P5">25:57 Marco:</text:p>
      <text:p text:style-name="P5">Know it when we saw it? In the sense that we would see a research tradition starting to absorb all others, we would probably see people trying to demonstrate us that there is a real and significant equivalent between our powerful research tradition, uniform research tradition and all the others. And probably the winning research tradition, the one that really got cognition, really got thinking, would be able to make some novel prediction that no one else was able to make and that would be probably a strong marker. That's the way to go.</text:p>
      <text:p text:style-name="P5">If the implicit question is do I think that the free energy principle is that sort of research tradition?</text:p>
      <text:p text:style-name="P5">26:58 I'm not sure.</text:p>
      <text:p text:style-name="P5">And my answer would probably be a qualified no, because we do not have right now the DDD proof that is unifying as it wants to be. It makes big unifying claims and it might be good in the sense that they may force circle operation at the very least. So you have at least that pragmatic advantage. Whether it succeed in unifying it wants to unify is still an open question. And so the appropriate thing to do is to for me at least to wait and see for others perhaps, is to pick up your tools and try to unify and show that it really is the right thing or just argue against even negative arguments are useful.</text:p>
      <text:p text:style-name="P5"/>
      <text:p text:style-name="P5">28:03 Daniel:</text:p>
      <text:p text:style-name="P5">Non action is an action. That's true in world knowledge traditions and also Bayesian statistics physics, like it can be useful to wait to gather more information. I wanted to return to what you said earlier about you need some boundaries and a lot of this discussion, of course, it's like extended. How extended? What is extending?</text:p>
      <text:p text:style-name="P5">And what are we looking for with a boundary model in the FEP and act imp world, certainly we talk a lot about different kinds of blankets and Bayesian graph and things like that, but those are not the only ways to think about boundaries. So just wanted to learn about what are some other ways of thinking about boundaries, cognitive boundaries of different kinds and what are you looking for in a boundary model?</text:p>
      <text:p text:style-name="P5"/>
      <text:p text:style-name="P5">28:59 Marco:</text:p>
      <text:p text:style-name="P5">Not super sure about how to answer. So my understanding is that Markup blanket enter Hinton debates as a sort of tool to finally understand what the boundaries of the mind are. But there are no other big alternative if not for something said by Chalmers about action and perception, the intuitive boundary of the Monod. But what I think he had in mind when he said that was something like look, our intuitive image of the mind is that of something that is freezed between perception and action.</text:p>
      <text:p text:style-name="P5"><text:soft-page-break/>Something like we are intuitively pretty souse to say that. Something like the classical cognitive sandwiches graph we encounter warfare, perception and action.</text:p>
      <text:p text:style-name="P5">30:02 And I'm not really sure whether that sort of boundary would be a boundary in the sense in which Marco Blancas would like to be boundaries or are used to play the role of a boundary in the sense of something that individuals a single system and tells it apart from anything else.</text:p>
      <text:p text:style-name="P5">The problem, I think for the extended mind and the need for a boundary, even if you will, by the strong desire not to say that everything counts as a cognitive cognitive machinery. Why? Well, because if everything counts as a cognitive cognitive machinery, then the claim that pen and paper used to do mouth counts is not a big claim, it doesn't add much right? In order to for a claim well, IX is part of the cognitive system.</text:p>
      <text:p text:style-name="P5">31:04 To be meaningful, to be impactful, there must be things that are not part of the cognitive system.</text:p>
      <text:p text:style-name="P5">Otherwise I mean you are just claiming well, there is this thing which is exactly identical to any other thing not.</text:p>
      <text:p text:style-name="P5"/>
      <text:p text:style-name="P5">31:20 Daniel:</text:p>
      <text:p text:style-name="P5">Supreme formula in the paper you were threading together this question of short and long term features of cognition. Like in the instantaneous action, perception, cognitive behavior, time scale and then the quote in the long run, where a lot of the arguments rest, like it reduces surprise in the long run or on average in the long run. And then you talked about like jumping into it would force one to count inordinate amount of stuff as a cog in someone's thinking machinery. Jumping into ponds of water while on fire or shooting at a tiger to avoid becoming the tiger's dinner.</text:p>
      <text:p text:style-name="P5">Both contribute to one s prolonged occupation of one's phenotypic states. But neither ponds of water nor guns and bullets can be properly counted as cogs in the thinking machinery. And I can totally see how one type of extended mind perspective would say like yes, the boundaries of the cognitive system are just so and they're so flexible that whatever it is in the situation that enables the cognition to happen is the cognitive system.</text:p>
      <text:p text:style-name="P5">32:31 At which point the lines are extremely blurred with just the system as it is. It's like a pan cognitive perspective and that ends up at least from a Bayesian perspective not being informative because we no longer reduce our surprise by learning about anything and we've sort of deflated cognition away.</text:p>
      <text:p text:style-name="P5">So where does that sit with you? Is that a goal? Like what are we looking for in delineating cognitive systems from each other? Do we prefer pan cognition? Do we prefer ants pan cognition or do we want something in between where like humans are special or linguistic entities are special.</text:p>
      <text:p text:style-name="P5"/>
      <text:p text:style-name="P5">33:21 Marco:</text:p>
      <text:p text:style-name="P5">So I think that pan cognitive should be a boil in general. If you have pansomptonism you are on bedroad traveling down on bedroad because if everything count as a there is nothing gained about from calling things X's. No one is puzzled by things in general I think. So that's the first point. Cognitive should be avoided.</text:p>
      <text:p text:style-name="P5">What I think is a desire atom many would buy is to have something balanced in between individuals and DDD I think appealing intuition that sometimes interacting with stuff at least a cognition in a very substantial way. So I think that the DDD go to the zero atom would be to have a bubble around DG individual pretty theoretically understood many would disagree, many would be comfortable with group vote, with group minds.</text:p>
      <text:p text:style-name="P5">34:35 I think that is a minority view but maybe they are right. I mean being right or wrong is not a matter of numbers but still to frame the debate I wouldn't follow the minority view so I would keep that option in the theoretical horizon but not use it to orient research right now. So what I would do is to have sort of a bubble around the biological individual and for the time scale I think the right thing to do again just to forage things and get them started is to focus on short active states.</text:p>
      <text:p text:style-name="P5">hyperlong evolutionary timescale is not something that captures our goto intuitive sense of cognition and when you start framing the debate you start from your go to intuitive active standpoint.</text:p>
      <text:p text:style-name="P5">35:44 So my sympathy is for short time scale for the year and now it's.</text:p>
      <text:p text:style-name="P5"/>
      <text:p text:style-name="P5">35:51 Daniel:</text:p>
      <text:p text:style-name="P5">Very funny like you mentioned, it's not a vote. A small group of people could be correct and a larger group could be incorrect. Yet people often think about voting as group cognition yet cognition isn't a vote. So that's kind of an interesting tension there.</text:p>
      <text:p text:style-name="P5"><text:soft-page-break/>Let me ask about section five. So it's is vehicle externalism conditioned over Markov blankets possible and you said I want to argue that resorting to Marco blankets to settle the debate over vehicle external states us to sidestep the whole debate in a very real sense making vehicle externalism vacuously true. So just for a little context, what is vehicle externalism and internalism? What is the distinguishing features of these concepts? Why are people interested in this debate?</text:p>
      <text:p text:style-name="P5">Like what does it matter for talking about cognitive systems?</text:p>
      <text:p text:style-name="P5"/>
      <text:p text:style-name="P5">36:53 Marco:</text:p>
      <text:p text:style-name="P5">Okay so externalism states internalism are things that pop up everywhere in philosophy. Here we go. With the vehicle variety which is internalism or externalism about the cost and the thinking machinery about the material stuff that does the thinking say. And you need to have a boundary in mind to say internal and external.</text:p>
      <text:p text:style-name="P5">And the go to boundary is the skin, basically the skin of the biological individual folks they understood externalism would be inside the skin. So cognition internal states vehicle externalism is the idea that the machinery of thought is inside your skin and more precisely inside your cranium. externalism is that at least some pieces of that machinery are outside in pen and paper, cell phones, whatever you want. But notice here we have an intuitive boundary which is this game.</text:p>
      <text:p text:style-name="P5">37:57 If you go with mark of blankets I think you end up in a dilemma because you either start with some intuitive markup blanket, say at the skin, use it to define internal and externalism and then you might discover something external to that blanket counts as part of the system.</text:p>
      <text:p text:style-name="P5">Or you can do what again Yaku Powell agent did, which is well, first I find the Markov blanket of that fin, the goal one, the Markov blanket will be capital M and then use that blanket to define what is internal and what is external. And if you do that clearly everything that matters is internal by how you have defined internal, which is the one horn on the other horn.</text:p>
      <text:p text:style-name="P5">38:59 You start with the standard intuitive distinction between interface and externalism and then try to find a Marco blanket, which is fine, but then the mark of blanket does no longer distinguish between internal and external. Or there is attention. There are two senses of internal and you need to disentangle between the intuitive one and the markup blankets relative to the real markup blanket one.</text:p>
      <text:p text:style-name="P5">And that is not what seems to be going on in the literature. Right?</text:p>
      <text:p text:style-name="P5">So basically that is my problem, which is a purely philosophical problem, I think it's a purely hierarchical model, but still my concerns were philosophical, so it counts.</text:p>
      <text:p text:style-name="P5"/>
      <text:p text:style-name="P5">39:52 Daniel:</text:p>
      <text:p text:style-name="P5">Fair enough. Is that what you were referring to when you said I doubt such a redefinition of internalism would buy the internalist something more than a purely verbal victory?</text:p>
      <text:p text:style-name="P5"/>
      <text:p text:style-name="P5">40:05 Marco:</text:p>
      <text:p text:style-name="P5">Yes, that's exactly the point. I mean the interface literalist want at the end of the day to say something like this thinking happens in the brain or close to it. If you go on the markup blanket path, define internal in terms of a markup blanket and then discover that the markup block that contains the brain but also the spinal cord, but also my hands, but also pen and paper, but also myself, on and so on and so forth, you can say, well, all that stuff is internal, so internalism is true.</text:p>
      <text:p text:style-name="P5">But I mean that's a verbal victory. That is not what you wanted to say at the beginning, right? That is a form of externalism that gets passed as internalism because of how you. Have defined your terms.</text:p>
      <text:p text:style-name="P5">And notice that even if you go with that definition of internalism, then there would be still super internalists that say no, no, no.</text:p>
      <text:p text:style-name="P5">41:13 The real internal thing that does defending is just the brain and externalism internal states, lax internal states say, no, it's the brain plus other internal stuff within that markup Blocket. So the problem wouldn't be closed. You would still have a clash about cerebralists and non cerebralists if you prefer. People that think that it's just the brain or the brain plus the spinal cord, people that like external stuff doing part of the thinking.</text:p>
      <text:p text:style-name="P5"/>
      <text:p text:style-name="P5">41:48 Daniel:</text:p>
      <text:p text:style-name="P5">It makes me think of like a thought experiment, kind of like a tracer. So like a radioactive tracer might be injected in a blood vessel and then you can see where it flows. Or like a metabolic label might be given to a cell and then you could see how it gets metabolized. So the tracer, let's just say we're following like we're <text:soft-page-break/>going to Planck one of the strings and trace the impact of like shining light on the retina. Initially it follows like nervous system paths, but then let's say that light pattern induces the system to pick up that phone and reload a website.</text:p>
      <text:p text:style-name="P5">So now that tracer is spreading everywhere. It's calling servers in different parts of the world and it's like communicating through satellites. And it's like that perturbation on the retina as space and time sort of zoom out. It's like more and more gets wrapped into that. And so like what I'm hearing you say is if we just say, well, wherever the tracer goes, that's internalism internalism is the total cognitive apparatus, including the satellite and the server in the other country.</text:p>
      <text:p text:style-name="P5">42:58 Or one could like retreat back to the epithelial boundary and just say like it is extended once they are. Everything outside of the skin is external. So it's sort of like, again, no one denies that somebody could see something on their retina that causes a server far away to do something. But where is our implicit or explicit boundary and will we just stay with the epithelium which gives us a boundary, but then over different timescales, clearly different parts of that total apparatus matter, like over one seconds, maybe the Oculus. Conor is sensemaking and some brain region is involved with processing meaning.</text:p>
      <text:p text:style-name="P5">But then over hundreds of years, there might be a more valid discussion about how it's actually interactions amongst people and slower reading and writing of books or of other resources that actually contribute to the semantic discussion and evolution.</text:p>
      <text:p text:style-name="P5">44:16 So it's like infuriating sometimes because again, no one's saying that what's on the table isn't that way. It's just like what are we really looking for in a cognitive theory and what are we gaining or what kind of value are we adding with these different framings?</text:p>
      <text:p text:style-name="P5"/>
      <text:p text:style-name="P5">44:40 Marco:</text:p>
      <text:p text:style-name="P5">Yeah, so again, to kick things off, things off, I would say close to the basic individual, I would put the goto boundary at the scan and then wait and see how things are all from there. There is an important sense, however, in which the GDDC privilege of the skin, putting the boundary there, ant the skin is inadequate in the sense that region.</text:p>
      <text:p text:style-name="P5">If you look at us from a longer perspective, perhaps as a species, you notice that much of the things we do are extremely dependent on how our environment is, our tools and our niche.</text:p>
      <text:p text:style-name="P5">45:43 Bull understood, it's just that due to perhaps evolutionary reasons, perhaps cultural reasons, we tend to attach minds to single bodies, say, and we have an expectation, one body, one mind. Once that expectation is in place, you can discover that the mind extends and that pen and paper and your cell phone and so on and so forth really help you think and really should be considered part of the machinery that does your thinking. If you don't have that expectation in place, it's very hard to understand what the extended mind could be for you because there is no boundary relative to which there is an extension, right?</text:p>
      <text:p text:style-name="P5"/>
      <text:p text:style-name="P5">46:38 Daniel:</text:p>
      <text:p text:style-name="P5">You can't go farther.</text:p>
      <text:p text:style-name="P5">Farther than what exactly?</text:p>
      <text:p text:style-name="P5"/>
      <text:p text:style-name="P5">46:41 Marco:</text:p>
      <text:p text:style-name="P5">You just would have in mind cognition as it is in the real world. And once you have that, it makes little sense to say it's extended, might be extended relative to the individual, to the biological body. But if you don't have the expectation that the two things go hand in hand, you don't have the violation of expectation when you discover that they don't go hand in hand, you don't have the sense of discovery. It's just nothing strange happening.</text:p>
      <text:p text:style-name="P5">That nothing to be amazed about, nothing requiring injury. So that's a nice point, but as a matter of fact, we have the expectation that minds are attached to individuals. So there is a sense of wondering, talking about the extended mind, something that Atreides us.</text:p>
      <text:p text:style-name="P5"/>
      <text:p text:style-name="P5">47:43 Daniel:</text:p>
      <text:p text:style-name="P5">Of course a dot two, say there and connect back to what you mentioned about the cultural priors, but sort of to hinge on the cultural priors and go in a slightly different way. How does this relate to computationalism or cognition? And computer, not just us using computers to have like a human to human convo, but what does computationalism add into this discussion? Or how would you relate what you discussed in the paper to computational theories of cognition?</text:p>
      <text:p text:style-name="P5"/>
      <text:p text:style-name="P5"><text:soft-page-break/>48:22 Marco:</text:p>
      <text:p text:style-name="P5">I'm not super sure, so I think I think that cognitive niche computational, but I'm not super sure. But if asked without any reflection, I would say yes, of course, computer engineering is computational, so I think I count as a computational. I see no big problem in extended computations in the sense that if you think about computation as symbol manipulation or manipulation, rule based or rule sensitive manipulation of certain primitives that might be symbols or sub symbols or whatever, clearly you can have rule based manipulation of stuff outside your body. There is a historical point which everyone I think knows that as well. Originally computer were people doing the math with pen and paper before the second World War, before digital computer came about.</text:p>
      <text:p text:style-name="P5">49:23 So there is nothing intrinsically strange about extended computation and computation taking place outside your body. That being said it is true that most I would say computational models focus on the brain and that most of cognitive scientist think that the really interesting computation happens in between the two years.</text:p>
      <text:p text:style-name="P5">Then you have I mean Rodney Brooks which surely is one of the inspirator and prime movers of embodied cognition antirepresentation of cognitive science and that really has inspired extended cognition or at least trying of extended cognitive niche. Mobiles were entirely computational were finite states automaton for the most part.</text:p>
      <text:p text:style-name="P5">50:26 So what I'd like to say is that you don't necessarily have a clash in between computation and extended embodied cognitive science. As for computational models of wider agent environment systems, I know there are on the top of my fingers or on the top of my head. I don't have any examples but I can gather them if I were to remember by my artist. But there are such models and I think that there should be no in principle problems of making a free energy model about agent environment system or even extended cooking. Indeed I think that Friston Blanket Gearshop and someone else wrote a paper about that with a quick minimal model.</text:p>
      <text:p text:style-name="P5">51:27 Not sure about the title but I think it's published on my own language if someone wants to chat.</text:p>
      <text:p text:style-name="P5"/>
      <text:p text:style-name="P5">51:35 Daniel:</text:p>
      <text:p text:style-name="P5">This kind of it cracked me up with the Freudian slip, with the pluralist slip you said ant the top of my fingers, the top of my head and it's like aren't those the different worlds though? And so it's just like very interesting and it again comes back to the water. We swim in the cultural priors and biases that help us shape whether an idea is kind of outside of the overton window like rocks ant think versus like you're a heretic if you don't think that rocks think as we sort of move towards a little fractal resolution. Of course this will probably be a discussion for many years to come. So you provided a quote from Kirchhoff and Kiverstein 2019.</text:p>
      <text:p text:style-name="P5">I'm not going to read the whole quote but it's visible on the stream and basically they just mentioned that the Markov blanket formalism has applied to systems that approximate Bayesian inference.</text:p>
      <text:p text:style-name="P5">52:38 Or we could even take it one more instrumental level to systems that we approximate with Bayesian inference serves as an attractive statistical framework in their case for demarcating the boundary of the mind but other situations as well. And then you mentioned like perhaps this is the correct way to think about the role Markov blanket should play in the debate over vehicle externalism. Maybe asking where can we draw a Markov blanket around the thinking machinery yields more satisfactory results than trying to find the mark of the cognitive. So this is really like a really nice point.</text:p>
      <text:p text:style-name="P5">And what kinds of questions help us move forward as we do seek like productive but also useful and accessible ways to think about these topics?</text:p>
      <text:p text:style-name="P5"/>
      <text:p text:style-name="P5">53:30 Marco:</text:p>
      <text:p text:style-name="P5">What sort of question move us forward? Yeah, I have no idea. Probably the only sensible answer is ask questions and try to solve them. Some will in your retrospective, you will be able to identify the ones that really push you forward from the ones that were not well posed. So probably the only sensible question to which the only sensible answer is wait and see.</text:p>
      <text:p text:style-name="P5">As for DDD, Gershwith and Kyrgyzstan quotes, I'm not super. So a big problem I had with Markup Blanket states extended line is this is to me at least not super clear, whether when Markup Blanket are used, the Markup Blanket is something out there in the world like some mathematical entity instantiated, somehow in the world or whether there is some sort of accurate representation of what is going on or whether they are just a mathematical tool to mix sense of what is going on.</text:p>
      <text:p text:style-name="P5">54:56 It seems to me that those three things are used together when it comes to discussing the boundaries of the mind. But there are three different things I Dean there are three different ideas about what a Marco <text:soft-page-break/>blankets are. And by adhering to one coherently, you have a very different outlook and a very different metaphysics of the free energy principle.</text:p>
      <text:p text:style-name="P5">If Marco blankets are things out there in the real world, then it seems that you must take the free energy story at force value. You must be and hardcore realist about the free energy principle. If there are just the two, you can take the free energy principle to be just perhaps a sort of mathematical machinery you can deploy to build interesting models of phenomena you want to study.</text:p>
      <text:p text:style-name="P5">56:01 You can try just as you can use standard computational theory to build models of things. You can use the free energy press or you can use dynamical system theory.</text:p>
      <text:p text:style-name="P5">You have various tools you can deploy.</text:p>
      <text:p text:style-name="P5">But the point is that if you go super instrumentalist, oh, that's just a model and I do what I want with it. My only guide is not Dutch but pragmatic discoveries and making science group. If you take that stands on the free energy principle, you are force not to make strong metaphysical claims about the boundaries of the minds and how things are. You can make strong and interesting claims about how things are modeled, but not about how things are. On the other hand, if you go super realist, you can make strong claims about how things are, but you also have a very strict outlook on reality, I think with this sort of fractal boundaries within boundaries that are reciprocal and so on and so forth.</text:p>
      <text:p text:style-name="P5">57:23 My two cent would be that to follow the pragmatic no realist usage of the free energy principle, to take it as a model building tool but don't trust me. There are my two ants and I'm not super savvy about instrumentalism and implication.</text:p>
      <text:p text:style-name="P5"/>
      <text:p text:style-name="P5">57:56 Daniel:</text:p>
      <text:p text:style-name="P5">Definitely this question or tension of instrumentalism and realism kind of map and territory in Mel Andrew's 2021 paper and several other times we've seen this discussion arise. Of course is active inference just a statistical model that we can apply to action cognition perception? Just like we could apply a linear model to height and weight, but that doesn't make heightened weight a linear regression.</text:p>
      <text:p text:style-name="P5">So does applying the active inference structure to neurobehavioral data that cannot be taken as positive evidence that that system, for example, is doing active inference. So that's definitely a point well taken. And the pragmatic turn, which is associated in cognitive science with a movement towards action orientation. And then there's like this meta pragmatic turn in cognitive science, which is like better theories are more useful.</text:p>
      <text:p text:style-name="P5">58:58 And that actually is in contrast with what we were speaking about earlier, with evidence as providing explanations, predictions, because the pragmatism actually highlights the ability to design and control.</text:p>
      <text:p text:style-name="P5">It's like, well, if I used the epicycles to explain predict design control, it's useful enough and that in a pragmatic world would be sufficient. But then somebody is always coming out of left field or right field or whatever with the questions about how things actually are insane but they're not actually moving in that way.</text:p>
      <text:p text:style-name="P5"/>
      <text:p text:style-name="P5">59:42 Marco:</text:p>
      <text:p text:style-name="P5">Yes, I perhaps do not see DD any strong clash between pragmatism and irrelevant. What you definitely have here are two tendencies. One to be hyperplatonic and say, look, reality is this way, there is nothing in your data that can prove me wrong, which even respectable stands for certain class of entities like mathematical entities. And the opposite tendency to say I don't really care about how things are, I just care about prediction and control and making good science and predicting stuff and making discoveries. I think that a sensible observation is that typically theories and models that tend to make discovery and give you good prediction have a degree of accuracy, tend to capture something about how things are.</text:p>
      <text:p text:style-name="P5">1:01:00 I mean, you cannot proceed arbitrarily in model building and do whatever you like. You have some sort of resistance. And intuitively I'd say that resistance is reality. And so even going fully pragmatism prediction and control, only you get something about reality.</text:p>
      <text:p text:style-name="P5">Maybe what is lacking is the sort of Platonic idea of reality that is super independent about what you know.</text:p>
      <text:p text:style-name="P5">But I mean, that is something you encounter rarely and only when you do philosophy. So if it gets left behind might not be the biggest tragedy of the human intellectual history that's in this way.</text:p>
      <text:p text:style-name="P5"/>
      <text:p text:style-name="P5">1:01:59 Daniel:</text:p>
      <text:p text:style-name="P5">So one thought is that in active inference, the way that we think about action selection, policy selection, is as related to providing pragmatic value which like brings you into alignment with your preferences and then epistemic value which reduces your uncertainty. And it's almost like the utility is loaded on the pragmatic <text:soft-page-break/>side. But of course just narrowly pursuing the pragmatic value ends up leading into a blind Conor and so it's good to balance both and to have like diversity of thought within a person, within a scientific community. We don't need to be 100% convinced or only on one side of the line as individuals or in a collaboration. And then to connect that to one other point that you made in the paper.</text:p>
      <text:p text:style-name="P5">So on, not sure if there's page numbers but it's there should be page.</text:p>
      <text:p text:style-name="P5"/>
      <text:p text:style-name="P5">1:02:59 Marco:</text:p>
      <text:p text:style-name="P5">Numbers.</text:p>
      <text:p text:style-name="P5"/>
      <text:p text:style-name="P5">1:03:01 Daniel:</text:p>
      <text:p text:style-name="P5">But there agent but there aren't.</text:p>
      <text:p text:style-name="P5"/>
      <text:p text:style-name="P5">1:03:06 Marco:</text:p>
      <text:p text:style-name="P5">I think it's the online version without page number.</text:p>
      <text:p text:style-name="P5"/>
      <text:p text:style-name="P5">1:03:10 Daniel:</text:p>
      <text:p text:style-name="P5">Yeah, exactly. So we're talking about benchmarks that adjudicate whether something counts as a constituent of the thinking machinery. And so that's like something we've been talking about. So then you wrote traditionally this benchmark is provided by the mark of the cognitive that one endorses again relates to what we've been discussing, that is by what one implicitly or explicitly takes to be necessary or sufficient to make something a genuine contributor to thinking in the broadest sense.</text:p>
      <text:p text:style-name="P5">So that I'm thinking about this paper. So it's a single author paper. However, you mentioned like in a footnote like this observation and the example are due to Chris Delega. You mentioned in the acknowledgments some people's names, there's citations, which is of course in evidence how we communicate like attribution of ideas and then there's even like a little discussion with a reviewer.</text:p>
      <text:p text:style-name="P5">1:04:13 And so it's like there's all these different contributions actually to this cognitive artifact, this epistemic artifact.</text:p>
      <text:p text:style-name="P5">And so it's like the you're supporting the biological individual epithelial boundary, single author paper, all these external contributors, they can get mentioned but they're not authors. And then like if it were going to be written by the radical pan cognitive studies, why not make everyone an author? Just let's have everybody as a contributor. Just sort of like a funny little.</text:p>
      <text:p text:style-name="P5"/>
      <text:p text:style-name="P5">1:04:53 Marco:</text:p>
      <text:p text:style-name="P5">Microcosm there no one, even the hyper radical would put every chaos and author because no one likes the canonical suicide.</text:p>
      <text:p text:style-name="P5">No, I tend to prevail boundary, but I mean I'm pro attention at the end of it. I think I mentioned it in the paper that I am in favor of cognitive extension and perhaps because I want cognitive extension to be real, I favor some conversation boundary which is easily transpaced. This is perhaps more psychologists about my choices and my preferences. But yes, I mean I'm on board with GTR that you can have cognitive processes that run through multiple brains. I'm not super sure how common they are because even unless you do some real extreme brainstorm, typically the input coming from others is very limited or not very sizable.</text:p>
      <text:p text:style-name="P5">1:06:11 But I mean there are, I would say generally multi brain cognitive processes.</text:p>
      <text:p text:style-name="P5"/>
      <text:p text:style-name="P5">1:06:24 Daniel:</text:p>
      <text:p text:style-name="P5">Like a conversation?</text:p>
      <text:p text:style-name="P5"/>
      <text:p text:style-name="P5">1:06:26 Marco:</text:p>
      <text:p text:style-name="P5">Yeah, like very deep conversations in which at the and of the day you agree you do bring about some well defined artifacts or output just free floating conversation. I wouldn't say that is a genuinely extended cognitive process. But if you want to know, there is a paper by Yelp Rienneberg and Regina Fabre in which they take all the extended mind stuff with mind wandering. And that is fascinating because mind wandering is clearly a cognitive process.</text:p>
      <text:p text:style-name="P5">It's clearly a thought with the capital of tier with it and say but is not something that has a definite output. There is no set endpoint to mind wandering, right?</text:p>
      <text:p text:style-name="P5"><text:soft-page-break/>1:07:27 And yet they claim they might it might extend. And if you take this sort of no set output, no set endpoint perspective, then maybe even converse causal conversation may qualify as intrapersonal cognitive processes, but I'm not so sure about how one could develop that idea precisely.</text:p>
      <text:p text:style-name="P5"/>
      <text:p text:style-name="P5">1:07:57 Daniel:</text:p>
      <text:p text:style-name="P5">It kind of makes me think about in a very transposed analogical way, like to interface information theory.</text:p>
      <text:p text:style-name="P5">Like if two people are speaking at each other but they're both having the conversation that they would have with a wall, then it's like they're speaking past each other. It's not like an emergence conversation. Whereas if people are engaged in active listening and actually interactions, some novel stimuli and coming up with something they wouldn't have said to a wall, then that is like where that third space arises where things can be productive. But then also that's very interesting that they might not be. And one other note on the mind wandering is as our technology in the niche changes with some neural recording opportunity, say, just let your mind wander.</text:p>
      <text:p text:style-name="P5">And all of a sudden, through biofeedback or the enabling of new cognitive linkages, that mind wandering actually could leave a trace on the environment in a way where if it's just brain bound, it wouldn't.</text:p>
      <text:p text:style-name="P5">1:09:11 Which I think returns us to that earlier question. Just like that one thing I wanted to address about like composition of cognitive systems. So whether we're internalist or externalist or whatever, how do we think about this space of the adjacent possible for cognitive systems? Like what can we think of next?</text:p>
      <text:p text:style-name="P5">What can we think of next? Or how could we think differently if there were some structural changes to our environment like the pen until it existed or the writing implement until it existed, wasn't there, and there was pre adaptations and evolution basis for utilizing it, et cetera. But when it was there, it changed the game in a quantum way. So how do we think about those kinds of transformations of cognition?</text:p>
      <text:p text:style-name="P5"/>
      <text:p text:style-name="P5">1:10:06 Marco:</text:p>
      <text:p text:style-name="P5">I'm super not an expert about this topic and I'm a bit ashamed by this, frankly, and I need to catch up.</text:p>
      <text:p text:style-name="P5">But I think that the probably strongest case study you could make for transformation is with reading and doing math. We have, of course, busy visual capacities. But reading seems to be a purely culture thing, something that you need culture to learn and something that deeply transforms your cognitive abilities. So just the ability to target your own thought crystallized in a written form gives you a level of meta function that would be hard to maintain with your brain alone or the ability to crystallize your thoughts in a scrap of paper, leave it there to ferment and then go back at it one week later.</text:p>
      <text:p text:style-name="P5">1:11:24 Two weeks later, three weeks later with a fresh mind.</text:p>
      <text:p text:style-name="P5">This sort of thing is not something you can do without externalizing your thought. You can't just remember your passports and objectively look at them as you objectively look at your password written on paper. And the other thing, of course, is math. We have some basic familiarity with numbers that is biological endowed, but pretty much from arithmetic on it is all bootstrapped by culture. And of course you have the biggest transformation possible with mathematical objects, modeling and all sorts of things.</text:p>
      <text:p text:style-name="P5">So those would probably be the case studies to try and have a sense of what DDD space of a g's impossible mind might be.</text:p>
      <text:p text:style-name="P5">1:12:27 And this is pretty backward looking. I'm trying really hard right now to think something more forward looking, something more propositive, something more handson. Let's build a new mind. But I don't have any idea right now about that.</text:p>
      <text:p text:style-name="P5"/>
      <text:p text:style-name="P5">1:12:47 Daniel:</text:p>
      <text:p text:style-name="P5">Well, look back to look forward.</text:p>
      <text:p text:style-name="P5">It's an interesting idea and theme. I of course wish you luck on the forward looking. But when you talked about asking questions, it made me write down and subsequently remind myself later either the question will have been asked already doesn't mean that it's been satisfactorily answered to anyone or to you. But either the question has been asked in its rhetorical structure and then it'd be awesome to point people towards a knowledge resource or it's a novel question and novel questions are awesome. And then looking back, it may be possible to know which of those novel questions led to a useful line of discussion or application.</text:p>
      <text:p text:style-name="P5">But to wait before the question and say, well, I only want to ask the best question. It's like in a way we don't know since it's so many steps down the road from the question, at least one or two, till we can evaluate the impact of the question.</text:p>
      <text:p text:style-name="P5"><text:soft-page-break/>1:13:57 And so, like as a hack or a heuristic having rigorous scholarship so that when the questions have been asked, we're not doing truly redundant work. But then also, like, recognizing and raising up new questions helps expand the frontier in the fringe and some fraction of those may develop into useful avenues. And then later on people might say, well, it was obvious somebody should have connected the sequential database with the encryption and with an economic system.</text:p>
      <text:p text:style-name="P5">But those things existed long ago. And it's like looking back, that some of the syntheses conceptually or technologically posttalk make more sense. But again, waiting and not acting for it to make sense a priori. It doesn't seem like just a 2022 thing that that's not going to work. That seems to be like, in principle a very challenging way to expect effective action.</text:p>
      <text:p text:style-name="P5"/>
      <text:p text:style-name="P5">1:15:05 Marco:</text:p>
      <text:p text:style-name="P5">Yeah, I'm not super sure I got the point. So GDR would be this, that you don't have any sort of cognition about where a question will lead you. You cannot evaluate questions beforehand before asking them to see, oh, this person right here a long way to go, it's a good one, and this is waste of time. Right? Is that the point?</text:p>
      <text:p text:style-name="P5">Yeah.</text:p>
      <text:p text:style-name="P5"/>
      <text:p text:style-name="P5">1:15:34 Daniel:</text:p>
      <text:p text:style-name="P5">Even if there was no we shouldn't prejudge questions. We could easily sort questions into those that have already been asked and those that have not been asked. And so to those that have been asked, we can use scholarship. To those that have been asked, we can recognize novelty.</text:p>
      <text:p text:style-name="P5">So even we don't need to finesse that too much and just to kind of connect that, however vaguely, to your idea of like looking back. But then the challenge of looking forward in cognitive evidence is sometimes.</text:p>
      <text:p text:style-name="P5"/>
      <text:p text:style-name="P5">1:16:10 Marco:</text:p>
      <text:p text:style-name="P5">Yeah, it's truly a challenge, but I think it's a big challenge for me because I'm eloquent to look forward in cognitive science. If you probably ask people that do build cognitive architectures and cognitive models for a living, I think they would be much more forwardlooking than they have. Something you'd like to try? Some twist on the architectures you'd like to put? And that is, I think, forward looking.</text:p>
      <text:p text:style-name="P5">Right.</text:p>
      <text:p text:style-name="P5"/>
      <text:p text:style-name="P5">1:16:43 Daniel:</text:p>
      <text:p text:style-name="P5">What is your forward looking like over whatever time horizon or capacity set that makes sense? Like what kinds of questions or experiments or research areas are you excited to build on from this paper?</text:p>
      <text:p text:style-name="P5"/>
      <text:p text:style-name="P5">1:17:02 Marco:</text:p>
      <text:p text:style-name="P5">I'm not so sure where this paper is headed. I mean, I'll continue probably to work on extended minds. I don't think I'll be working action prediction processing in a sort of very vapid fashion.</text:p>
      <text:p text:style-name="P5">Probably I'll try to merge it too in a more positive way. Probably in but I'm not super sure. Probably in computational terms, but this is super vague. It's super. What I want to do with my postdoc, if I had one.</text:p>
      <text:p text:style-name="P5">Nice. It's not a concept proposal right now.</text:p>
      <text:p text:style-name="P5"/>
      <text:p text:style-name="P5">1:17:49 Daniel:</text:p>
      <text:p text:style-name="P5">Hypothetical postdocs are the best postdocs is.</text:p>
      <text:p text:style-name="P5"/>
      <text:p text:style-name="P5">1:17:52 Marco:</text:p>
      <text:p text:style-name="P5">A list of wishes. What I wish to do well, I wish to do yeah, probably that would be one thing.</text:p>
      <text:p text:style-name="P5">And another thing I'd like to do is to try and open up and specify the grip metaphor. You have Andy Clark and those other people telling you what predictive processing free energy principle gives you is a graph on the affordance that matter. It's not super clear what the grip is apart from not stumbling into things and moving around appropriately. Epistemic sort of contact with the world is left, I think, and analyzed, but I have no big idea on how to analyze it.</text:p>
      <text:p text:style-name="P5"/>
      <text:p text:style-name="P5">1:18:46 Daniel:</text:p>
      <text:p text:style-name="P5">It makes me think about how words related to our physical cognition end up describing our interior landscape.</text:p>
      <text:p text:style-name="P5"><text:soft-page-break/>Like, get a grip, can you see what I'm thinking about? Or let me sketch it out for you. Comprehension means to grasp with a hand, and of course, the whole optimal grip, active inference as getting grip on things from a physical perspective, like as the hand goes for the cup of coffee. But then, okay, now we transpose that into the cognitive space and we, in a conversational way, do talk about grip. And then here's all of these formalisms that it can be hard to get a grip on.</text:p>
      <text:p text:style-name="P5">But are they about grip or like, what would that actually mean? That's very interesting question.</text:p>
      <text:p text:style-name="P5"/>
      <text:p text:style-name="P5">1:19:39 Marco:</text:p>
      <text:p text:style-name="P5">Yeah, I mean, there is a way to impact the grip idea in terms of Bayesian inference, but that is a bit too Internalistic for my license. The idea that perception is a form of inference, that you are inference every time, everything it works in the model domain. The model is inferential whether the thing itself is inferential.</text:p>
      <text:p text:style-name="P5">I'm not so sure, and I'm not sold on DDR that the inferential talk really captures what goes on in most instances of cognition.</text:p>
      <text:p text:style-name="P5">Most of our thought is not described differentiate. When I let my mind go and start mind wandering, not inferring things at random, I'm Monod wandering.</text:p>
      <text:p text:style-name="P5">1:20:40 When I draw an inference. I draw an inference, typically with high conversation to one specific topic and usually the delays of pen and paper. So the differentiate talk might not be optimal, but still I feel we need to give some sort of epistemic connotation to the grip.</text:p>
      <text:p text:style-name="P5">It's not just not stumbling into things and moving around quickly and slippery. There is some sort of comprehension and intelligence and mindfulness into that, that going with a pure good behavior, good behavior patterns, vocabulary might not just miss, but it might even make you open to the charge of being a behavior, of being philosophical zombie without any inner life and that sort of thing.</text:p>
      <text:p text:style-name="P5">1:21:44 We need some mentalistic lexicon, some epistemically charged lexicon, which is not Bull flow card. And a major challenge would be to develop it.</text:p>
      <text:p text:style-name="P5"/>
      <text:p text:style-name="P5">1:22:00 Daniel:</text:p>
      <text:p text:style-name="P5">It makes me think about like an Dean and the river and then where they meet, and it's brackish cognition and pure cognitive, the rest cognitive. And then there's the physicalism. And we have the ability to, like, be uncertain, actually, and to evaluate and to oscillate between different perspectives or different regimes of attention on these different ideas. Like more highlighting the physical boundaries of a system, more highlighting the cognitive, more highlighting the statistical causal, which is where the Markov blanket concept comes from, from Pearl and Bayesian causal graphs. And those causal graphs, the nodes and the edges may or may not link to anything that is a physical thing or a cognitive thing.</text:p>
      <text:p text:style-name="P5">So it's a very open and interesting area.</text:p>
      <text:p text:style-name="P5">1:23:02 Is there anything else that you wanted to just bring up? Talk about ask?</text:p>
      <text:p text:style-name="P5"/>
      <text:p text:style-name="P5">1:23:07 Marco:</text:p>
      <text:p text:style-name="P5">No, I don't think so. I think it's now time to thank you for the space, the opportunity, and the wonderful talk. Thank DDE audience, which I not seen because I can only see you apparently from my screen.</text:p>
      <text:p text:style-name="P5">But hi audience. I hope you enjoyed it. Hope you didn't find me too rambling.</text:p>
      <text:p text:style-name="P5"/>
      <text:p text:style-name="P5">1:23:31 Daniel:</text:p>
      <text:p text:style-name="P5">If they're listening this far, then I don't think either of us are too rambly for them.</text:p>
      <text:p text:style-name="P5"/>
      <text:p text:style-name="P5">1:23:37 Marco:</text:p>
      <text:p text:style-name="P5">Maybe they're just doing exercise, driving around and one stop revocating friends.</text:p>
      <text:p text:style-name="P5"/>
      <text:p text:style-name="P5">1:23:48 Daniel:</text:p>
      <text:p text:style-name="P5">Awesome. Well, yeah. Marco, thanks for the paper and the contribution and for joining for a guest stream. You're always welcome to continue the discussion. And also thank you for all of those who listened and paid attention for this conversation.</text:p>
      <text:p text:style-name="P5"/>
      <text:p text:style-name="P5">1:24:05 Marco:</text:p>
      <text:p text:style-name="P5">Great.</text:p>
      <text:p text:style-name="P5"/>
      <text:p text:style-name="P5">1:24:06 Daniel:</text:p>
      <text:p text:style-name="P5"><text:soft-page-break/>Okay, see you later.</text:p>
      <text:p text:style-name="P5"/>
      <text:p text:style-name="P5">1:24:08 Marco:</text:p>
      <text:p text:style-name="P5">See you later. Bye, everyo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apple-system" svg:font-family="apple-system, BlinkMacSystemFont, 'Segoe UI', Roboto, Oxygen-Sans, Ubuntu, Cantarell,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1-28T20:28:48.566000000</dc:date>
    <meta:editing-duration>PT5H35M29S</meta:editing-duration>
    <meta:editing-cycles>15</meta:editing-cycles>
    <meta:generator>LibreOffice/7.4.1.2$Windows_X86_64 LibreOffice_project/3c58a8f3a960df8bc8fd77b461821e42c061c5f0</meta:generator>
    <meta:document-statistic meta:table-count="1" meta:image-count="0" meta:object-count="0" meta:page-count="16" meta:paragraph-count="302" meta:word-count="10615" meta:character-count="60153" meta:non-whitespace-character-count="49840"/>
  </office:meta>
</office:document-meta>
</file>